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llectionDecorator.AbstractCollection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AbstractCollectionDecorator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llectionDecor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contain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ge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llectionDecor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lectionDecorator.toArray( Object [ ]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